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9002" calcext:value-type="currency">
            <text:p>£29,002.00</text:p>
          </table:table-cell>
          <table:table-cell table:style-name="ce180" office:value-type="date" office:date-value="2019-09-06" calcext:value-type="date">
            <text:p>06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594.63" calcext:value-type="currency">
            <text:p>£27,594.63</text:p>
          </table:table-cell>
          <table:table-cell table:style-name="ce180" office:value-type="date" office:date-value="2019-04-08" calcext:value-type="date">
            <text:p>08/04/19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249.83" calcext:value-type="currency">
            <text:p>£11,249.83</text:p>
          </table:table-cell>
          <table:table-cell table:style-name="ce180" office:value-type="date" office:date-value="2019-04-27" calcext:value-type="date">
            <text:p>27/04/19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4348874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356.66" calcext:value-type="currency">
            <text:p>£5,356.66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586.55" calcext:value-type="currency">
            <text:p>£22,586.55</text:p>
          </table:table-cell>
          <table:table-cell table:style-name="ce180" office:value-type="date" office:date-value="2019-05-24" calcext:value-type="date">
            <text:p>24/05/19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2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5.75" calcext:value-type="currency">
            <text:p>£345.75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48.46" calcext:value-type="currency">
            <text:p>£6,848.4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995.26" calcext:value-type="currency">
            <text:p>£9,995.26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759.9" calcext:value-type="currency">
            <text:p>£1,759.90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9:.D47])" office:value-type="currency" office:currency="GBP" office:value="193340.29" calcext:value-type="currency">
            <text:p>£193,340.29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6677.05" calcext:value-type="currency">
            <text:p>£16,677.05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6131.734" calcext:value-type="currency">
            <text:p>£6,131.73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25196.51" calcext:value-type="currency">
            <text:p>£25,196.51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55.98" calcext:value-type="currency">
            <text:p>£23,155.98</text:p>
          </table:table-cell>
          <table:table-cell table:style-name="ce180" office:value-type="date" office:date-value="2020-03-01" calcext:value-type="date">
            <text:p>01/03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181.19" calcext:value-type="currency">
            <text:p>£33,181.19</text:p>
          </table:table-cell>
          <table:table-cell table:style-name="ce182" office:value-type="date" office:date-value="2019-04-05" calcext:value-type="date">
            <text:p>05/04/19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22620.064" calcext:value-type="currency">
            <text:p>£622,620.0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8/10/19</text:p>
          </table:table-cell>
          <table:table-cell table:style-name="ce112" table:formula="of:=[.D62]+[.D10]" office:value-type="currency" office:currency="GBP" office:value="627253.954" calcext:value-type="currency">
            <text:p>£627,253.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hone winter fu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6:58:06.46031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4.2$Linux_X86_64 LibreOffice_project/30$Build-2</meta:generator>
    <dc:date>2020-03-15T17:23:49.534000823</dc:date>
    <meta:editing-duration>PT3H59M5S</meta:editing-duration>
    <meta:editing-cycles>27</meta:editing-cycles>
    <meta:document-statistic meta:table-count="1" meta:cell-count="337" meta:object-count="0"/>
  </office:meta>
</office:document-meta>
</file>